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4edf2" officeooo:paragraph-rsid="0014edf2"/>
    </style:style>
    <style:style style:name="P2" style:family="paragraph" style:parent-style-name="Footer_20_right">
      <style:text-properties fo:font-weight="bold" officeooo:rsid="00131602" officeooo:paragraph-rsid="00131602" style:font-weight-asian="bold" style:font-weight-complex="bold"/>
    </style:style>
    <style:style style:name="P3" style:family="paragraph" style:parent-style-name="Footer_20_right">
      <style:text-properties fo:font-weight="bold" officeooo:rsid="0014edf2" officeooo:paragraph-rsid="0014edf2" style:font-weight-asian="bold" style:font-weight-complex="bold"/>
    </style:style>
    <style:style style:name="P4" style:family="paragraph" style:parent-style-name="Footer_20_right">
      <style:text-properties fo:font-weight="normal" officeooo:rsid="00131602" officeooo:paragraph-rsid="00131602" style:font-weight-asian="normal" style:font-weight-complex="normal"/>
    </style:style>
    <style:style style:name="P5" style:family="paragraph" style:parent-style-name="Footer_20_right">
      <style:text-properties style:text-underline-style="solid" style:text-underline-width="auto" style:text-underline-color="font-color" fo:font-weight="bold" officeooo:rsid="0014edf2" officeooo:paragraph-rsid="0014edf2" style:font-weight-asian="bold" style:font-weight-complex="bold"/>
    </style:style>
    <style:style style:name="P6" style:family="paragraph" style:parent-style-name="Footer_20_right">
      <style:text-properties style:text-underline-style="solid" style:text-underline-width="auto" style:text-underline-color="font-color" fo:font-weight="bold" officeooo:rsid="00179d72" officeooo:paragraph-rsid="00179d72" style:font-weight-asian="bold" style:font-weight-complex="bold"/>
    </style:style>
    <style:style style:name="P7" style:family="paragraph" style:parent-style-name="Footer_20_right">
      <style:text-properties style:text-underline-style="solid" style:text-underline-width="auto" style:text-underline-color="font-color" fo:font-weight="normal" officeooo:rsid="00179d72" officeooo:paragraph-rsid="00179d72" style:font-weight-asian="normal" style:font-weight-complex="normal"/>
    </style:style>
    <style:style style:name="P8" style:family="paragraph" style:parent-style-name="Footer_20_right">
      <style:text-properties style:text-underline-style="none" fo:font-weight="normal" officeooo:rsid="0014edf2" officeooo:paragraph-rsid="0014edf2" style:font-weight-asian="normal" style:font-weight-complex="normal"/>
    </style:style>
    <style:style style:name="P9" style:family="paragraph" style:parent-style-name="Footer_20_right">
      <style:text-properties officeooo:rsid="0014edf2" officeooo:paragraph-rsid="0014edf2"/>
    </style:style>
    <style:style style:name="P10" style:family="paragraph" style:parent-style-name="Footer_20_right">
      <style:text-properties fo:font-size="14pt" style:text-underline-style="solid" style:text-underline-width="auto" style:text-underline-color="font-color" fo:font-weight="bold" officeooo:rsid="0019240f" officeooo:paragraph-rsid="0019240f" style:font-size-asian="12.25pt" style:font-weight-asian="bold" style:font-size-complex="14pt" style:font-weight-complex="bold"/>
    </style:style>
    <style:style style:name="P11" style:family="paragraph" style:parent-style-name="Footer_20_right">
      <style:text-properties fo:font-size="14pt" fo:font-weight="bold" officeooo:rsid="0019240f" officeooo:paragraph-rsid="0019240f" style:font-size-asian="12.25pt" style:font-weight-asian="bold" style:font-size-complex="14pt" style:font-weight-complex="bold"/>
    </style:style>
    <style:style style:name="P12" style:family="paragraph" style:parent-style-name="Footer_20_right">
      <style:text-properties style:text-underline-style="none" fo:font-weight="normal" officeooo:rsid="0014edf2" officeooo:paragraph-rsid="0014edf2" style:font-weight-asian="normal" style:font-weight-complex="normal"/>
    </style:style>
    <style:style style:name="P13" style:family="paragraph" style:parent-style-name="Footer_20_right">
      <style:text-properties style:text-underline-style="none" fo:font-weight="normal" officeooo:rsid="0014edf2" officeooo:paragraph-rsid="001f738c" style:font-weight-asian="normal" style:font-weight-complex="normal"/>
    </style:style>
    <style:style style:name="P14" style:family="paragraph" style:parent-style-name="Footer_20_right">
      <style:text-properties style:text-underline-style="none" fo:font-weight="normal" officeooo:rsid="00179d72" officeooo:paragraph-rsid="00179d72" style:font-weight-asian="normal" style:font-weight-complex="normal"/>
    </style:style>
    <style:style style:name="P15" style:family="paragraph" style:parent-style-name="Footer_20_right">
      <style:text-properties style:text-underline-style="none" fo:font-weight="bold" officeooo:rsid="00179d72" officeooo:paragraph-rsid="00179d72" style:font-weight-asian="bold" style:font-weight-complex="bold"/>
    </style:style>
    <style:style style:name="P16" style:family="paragraph" style:parent-style-name="Footer_20_right">
      <style:text-properties fo:font-size="14pt" style:text-underline-style="none" fo:font-weight="bold" officeooo:rsid="0019240f" officeooo:paragraph-rsid="0019240f" style:font-size-asian="12.25pt" style:font-weight-asian="bold" style:font-size-complex="14pt" style:font-weight-complex="bold"/>
    </style:style>
    <style:style style:name="P17" style:family="paragraph" style:parent-style-name="Footer_20_right">
      <style:text-properties fo:font-size="14pt" style:text-underline-style="none" fo:font-weight="bold" officeooo:rsid="001fdcd3" officeooo:paragraph-rsid="001fdcd3" style:font-size-asian="12.25pt" style:font-weight-asian="bold" style:font-size-complex="14pt" style:font-weight-complex="bold"/>
    </style:style>
    <style:style style:name="P18" style:family="paragraph" style:parent-style-name="Footer_20_right">
      <style:text-properties fo:font-size="14pt" style:text-underline-style="none" fo:font-weight="bold" officeooo:rsid="00212bae" officeooo:paragraph-rsid="00212bae" style:font-size-asian="12.25pt" style:font-weight-asian="bold" style:font-size-complex="14pt" style:font-weight-complex="bold"/>
    </style:style>
    <style:style style:name="P19" style:family="paragraph" style:parent-style-name="Footer_20_right">
      <style:text-properties fo:font-size="14pt" style:text-underline-style="none" fo:font-weight="bold" officeooo:rsid="00217b4c" officeooo:paragraph-rsid="00217b4c" style:font-size-asian="12.25pt" style:font-weight-asian="bold" style:font-size-complex="14pt" style:font-weight-complex="bold"/>
    </style:style>
    <style:style style:name="P20" style:family="paragraph" style:parent-style-name="Footer_20_right">
      <style:text-properties fo:font-size="14pt" style:text-underline-style="solid" style:text-underline-width="auto" style:text-underline-color="font-color" fo:font-weight="bold" officeooo:rsid="001f738c" officeooo:paragraph-rsid="001f738c" style:font-size-asian="12.25pt" style:font-weight-asian="bold" style:font-size-complex="14pt" style:font-weight-complex="bold"/>
    </style:style>
    <style:style style:name="P21" style:family="paragraph" style:parent-style-name="Footer_20_right">
      <style:text-properties fo:font-size="14pt" style:text-underline-style="solid" style:text-underline-width="auto" style:text-underline-color="font-color" fo:font-weight="bold" officeooo:rsid="001fdcd3" officeooo:paragraph-rsid="001fdcd3" style:font-size-asian="12.25pt" style:font-weight-asian="bold" style:font-size-complex="14pt" style:font-weight-complex="bold"/>
    </style:style>
    <style:style style:name="P22" style:family="paragraph" style:parent-style-name="Footer_20_right">
      <style:text-properties fo:font-size="14pt" style:text-underline-style="solid" style:text-underline-width="auto" style:text-underline-color="font-color" fo:font-weight="bold" officeooo:rsid="00212bae" officeooo:paragraph-rsid="00212bae" style:font-size-asian="12.25pt" style:font-weight-asian="bold" style:font-size-complex="14pt" style:font-weight-complex="bold"/>
    </style:style>
    <style:style style:name="P23" style:family="paragraph" style:parent-style-name="Footer_20_right">
      <style:text-properties fo:font-size="14pt" style:text-underline-style="solid" style:text-underline-width="auto" style:text-underline-color="font-color" fo:font-weight="bold" officeooo:rsid="00217b4c" officeooo:paragraph-rsid="00217b4c" style:font-size-asian="12.25pt" style:font-weight-asian="bold" style:font-size-complex="14pt" style:font-weight-complex="bold"/>
    </style:style>
    <style:style style:name="P24" style:family="paragraph" style:parent-style-name="Footer_20_right">
      <style:text-properties fo:font-size="14pt" style:text-underline-style="solid" style:text-underline-width="auto" style:text-underline-color="font-color" fo:font-weight="bold" officeooo:rsid="0021ceb7" officeooo:paragraph-rsid="0021ceb7" style:font-size-asian="12.25pt" style:font-weight-asian="bold" style:font-size-complex="14pt" style:font-weight-complex="bold"/>
    </style:style>
    <style:style style:name="P25" style:family="paragraph" style:parent-style-name="Footer_20_right">
      <style:text-properties officeooo:paragraph-rsid="0019240f"/>
    </style:style>
    <style:style style:name="P26" style:family="paragraph" style:parent-style-name="Footer_20_right">
      <style:text-properties style:text-underline-style="solid" style:text-underline-width="auto" style:text-underline-color="font-color" fo:font-weight="bold" officeooo:rsid="00212bae" officeooo:paragraph-rsid="00212bae" style:font-weight-asian="bold" style:font-weight-complex="bold"/>
    </style:style>
    <style:style style:name="P27" style:family="paragraph" style:parent-style-name="Footer_20_right">
      <style:text-properties fo:font-size="12pt" style:text-underline-style="none" fo:font-weight="normal" officeooo:rsid="001f738c" officeooo:paragraph-rsid="001f738c" style:font-size-asian="10.5pt" style:font-weight-asian="normal" style:font-size-complex="12pt" style:font-weight-complex="normal"/>
    </style:style>
    <style:style style:name="P28" style:family="paragraph" style:parent-style-name="Footer_20_right">
      <style:text-properties fo:font-size="12pt" style:text-underline-style="none" fo:font-weight="normal" officeooo:rsid="001fdcd3" officeooo:paragraph-rsid="001fdcd3" style:font-size-asian="10.5pt" style:font-weight-asian="normal" style:font-size-complex="12pt" style:font-weight-complex="normal"/>
    </style:style>
    <style:style style:name="P29" style:family="paragraph" style:parent-style-name="Footer_20_right">
      <style:text-properties fo:font-size="12pt" style:text-underline-style="none" fo:font-weight="normal" officeooo:rsid="00212bae" officeooo:paragraph-rsid="00212bae" style:font-size-asian="10.5pt" style:font-weight-asian="normal" style:font-size-complex="12pt" style:font-weight-complex="normal"/>
    </style:style>
    <style:style style:name="P30" style:family="paragraph" style:parent-style-name="Footer_20_right">
      <style:text-properties fo:font-size="12pt" style:text-underline-style="none" fo:font-weight="normal" officeooo:rsid="00217b4c" officeooo:paragraph-rsid="00217b4c" style:font-size-asian="10.5pt" style:font-weight-asian="normal" style:font-size-complex="12pt" style:font-weight-complex="normal"/>
    </style:style>
    <style:style style:name="P31" style:family="paragraph" style:parent-style-name="Footer_20_right">
      <style:text-properties style:text-line-through-style="none" style:text-line-through-type="none" fo:font-size="14pt" style:text-underline-style="solid" style:text-underline-width="auto" style:text-underline-color="font-color" fo:font-weight="bold" officeooo:rsid="001fdcd3" officeooo:paragraph-rsid="001f738c" style:font-size-asian="12.25pt" style:font-weight-asian="bold" style:font-size-complex="14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79d72" style:font-weight-asian="normal" style:font-weight-complex="normal"/>
    </style:style>
    <style:style style:name="T4" style:family="text">
      <style:text-properties style:text-underline-style="none" officeooo:rsid="00186450"/>
    </style:style>
    <style:style style:name="T5" style:family="text">
      <style:text-properties fo:font-size="14pt" style:text-underline-style="none" fo:font-weight="bold" officeooo:rsid="001e8443" style:font-size-asian="12.25pt" style:font-weight-asian="bold" style:font-size-complex="14pt" style:font-weight-complex="bold"/>
    </style:style>
    <style:style style:name="T6" style:family="text">
      <style:text-properties fo:font-size="14pt" style:text-underline-style="none" fo:font-weight="bold" officeooo:rsid="0019240f" style:font-size-asian="12.25pt" style:font-weight-asian="bold" style:font-size-complex="14pt" style:font-weight-complex="bold"/>
    </style:style>
    <style:style style:name="T7" style:family="text">
      <style:text-properties fo:font-size="14pt" style:text-underline-style="none" fo:font-weight="bold" officeooo:rsid="00196e62" style:font-size-asian="12.25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1ae54d" style:font-size-asian="12.25pt" style:font-weight-asian="bold" style:font-size-complex="14pt" style:font-weight-complex="bold"/>
    </style:style>
    <style:style style:name="T9" style:family="text">
      <style:text-properties fo:font-size="14pt" style:font-size-asian="12.25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1">1. PROGRAM TO PERFORM ADDITION OPERATION</text:p>
      <text:p text:style-name="P2"/>
      <text:p text:style-name="P4">#Performing addition on two variables </text:p>
      <text:p text:style-name="P4"/>
      <text:p text:style-name="P4">#Printing values</text:p>
      <text:p text:style-name="P4">a=45</text:p>
      <text:p text:style-name="P4">b=45</text:p>
      <text:p text:style-name="P4">print("value of a is ",a)</text:p>
      <text:p text:style-name="P4">print("value of b is ",b)</text:p>
      <text:p text:style-name="P4">c=a+b</text:p>
      <text:p text:style-name="P4">print("value of c is ",c)</text:p>
      <text:p text:style-name="P4"/>
      <text:p text:style-name="P4">#Asking the user to input values for Addition</text:p>
      <text:p text:style-name="P4">x=int(input("Enter a number : "))</text:p>
      <text:p text:style-name="P4">y=int(input("Enter another number : <text:s/>"))</text:p>
      <text:p text:style-name="P4">z=x+y</text:p>
      <text:p text:style-name="P4">print("value of x is",x)</text:p>
      <text:p text:style-name="P4">print("value of y is",y)</text:p>
      <text:p text:style-name="P4">print("By adding",x,"and",y,"we get",z)</text:p>
      <text:p text:style-name="P4"/>
      <text:p text:style-name="P4"/>
      <text:p text:style-name="P10">OUTPUT</text:p>
      <text:p text:style-name="P8"/>
      <text:p text:style-name="P5"><text:span text:style-name="T3">V</text:span><text:span text:style-name="T2">alue of a is <text:s/>45</text:span></text:p>
      <text:p text:style-name="P5"><text:span text:style-name="T3">V</text:span><text:span text:style-name="T2">alue of b is <text:s/>45</text:span></text:p>
      <text:p text:style-name="P5"><text:span text:style-name="T3">V</text:span><text:span text:style-name="T2">alue of c is <text:s/>90</text:span></text:p>
      <text:p text:style-name="P8">Enter a number : 34</text:p>
      <text:p text:style-name="P8">Enter another number : <text:s/>76</text:p>
      <text:p text:style-name="P8">value of x is 34</text:p>
      <text:p text:style-name="P8">value of y is 76</text:p>
      <text:p text:style-name="P8">By adding 34 and 76 we get 11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16">2. PROGRAM TO PERFORM SUBTRACTION OPERATION</text:p>
      <text:p text:style-name="P15"/>
      <text:p text:style-name="P14">#Performing subtraction operation on two variables</text:p>
      <text:p text:style-name="P14"/>
      <text:p text:style-name="P14">#Printing values</text:p>
      <text:p text:style-name="P14">a=40</text:p>
      <text:p text:style-name="P14">b=10</text:p>
      <text:p text:style-name="P14">c=5</text:p>
      <text:p text:style-name="P7"><text:span text:style-name="T1">print("</text:span><text:span text:style-name="T4">V</text:span><text:span text:style-name="T1">alue of a is ",a)</text:span></text:p>
      <text:p text:style-name="P7"><text:span text:style-name="T1">print("</text:span><text:span text:style-name="T4">V</text:span><text:span text:style-name="T1">alue of b is",b)</text:span></text:p>
      <text:p text:style-name="P7"><text:span text:style-name="T1">print("</text:span><text:span text:style-name="T4">V</text:span><text:span text:style-name="T1">alue of c is",c)</text:span></text:p>
      <text:p text:style-name="P14">d=a-b-c</text:p>
      <text:p text:style-name="P7"><text:span text:style-name="T1">print("</text:span><text:span text:style-name="T4">S</text:span><text:span text:style-name="T1">ubtraction of" ,a,b,"and",c," is",d)</text:span></text:p>
      <text:p text:style-name="P14"/>
      <text:p text:style-name="P14">#Asking the user to input the values to perform subtraction operation</text:p>
      <text:p text:style-name="P14">x=int(input("Enter a number : "))</text:p>
      <text:p text:style-name="P14">y=int(input("Enter another number : "))</text:p>
      <text:p text:style-name="P14">c=x-y</text:p>
      <text:p text:style-name="P14">print("Value of x is", x)</text:p>
      <text:p text:style-name="P14">print("Value of y is",y)</text:p>
      <text:p text:style-name="P14">print("By subtracting",x, "from",y,"we get",c)</text:p>
      <text:p text:style-name="P14"><text:tab/></text:p>
      <text:p text:style-name="P14"/>
      <text:p text:style-name="P10">OUTPUT</text:p>
      <text:p text:style-name="P6"/>
      <text:p text:style-name="P14">Value of a is <text:s/>40</text:p>
      <text:p text:style-name="P14">Value of b is 10</text:p>
      <text:p text:style-name="P14">Value of c is 5</text:p>
      <text:p text:style-name="P14">Subtraction of 40 10 and 5 <text:s/>is 25</text:p>
      <text:p text:style-name="P14">Enter a number : 98</text:p>
      <text:p text:style-name="P14">Enter another number : 8</text:p>
      <text:p text:style-name="P14">Value of x is 98</text:p>
      <text:p text:style-name="P14">Value of y is 8</text:p>
      <text:p text:style-name="P14">By subtracting 98 from 8 we get 9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25"><text:span text:style-name="T6">3. PROGRAM TO </text:span><text:span text:style-name="T7">PERFORM </text:span><text:span text:style-name="T8">MULTIPLICATION OPERAT</text:span><text:span text:style-name="T5">ION</text:span></text:p>
      <text:p text:style-name="P25"><text:span text:style-name="T5"/></text:p>
      <text:p text:style-name="P8">#Printing values</text:p>
      <text:p text:style-name="P8">a=6</text:p>
      <text:p text:style-name="P8">b=2</text:p>
      <text:p text:style-name="P8">print("Value of a is ",a)</text:p>
      <text:p text:style-name="P8">print("Value of b is",b)</text:p>
      <text:p text:style-name="P8">c=a*b</text:p>
      <text:p text:style-name="P8">print("Product is ",c)</text:p>
      <text:p text:style-name="P8"/>
      <text:p text:style-name="P8">#Asking the user to input the values</text:p>
      <text:p text:style-name="P8">x=int(input("Enter the value of x : <text:s text:c="2"/>"))</text:p>
      <text:p text:style-name="P8">y=int(input("Enter the value of y : <text:s text:c="2"/>"))</text:p>
      <text:p text:style-name="P8">z=x*y</text:p>
      <text:p text:style-name="P8">print("Value of x <text:s/>is",x)</text:p>
      <text:p text:style-name="P8">print("Value of y is",y)</text:p>
      <text:p text:style-name="P8">print("Multiplication of " ,x, "and" ,y, "is" ,z)</text:p>
      <text:p text:style-name="P8"/>
      <text:p text:style-name="P20">OUTPUT</text:p>
      <text:p text:style-name="P20"/>
      <text:p text:style-name="P27">Value of a is <text:s/>6</text:p>
      <text:p text:style-name="P27">Value of b is 2</text:p>
      <text:p text:style-name="P27">Product is <text:s/>12</text:p>
      <text:p text:style-name="P27">Enter the value of x : <text:s text:c="2"/>8</text:p>
      <text:p text:style-name="P27">Enter the value of y : <text:s text:c="2"/>9</text:p>
      <text:p text:style-name="P27">Value of x <text:s/>is 8</text:p>
      <text:p text:style-name="P27">Value of y is 9</text:p>
      <text:p text:style-name="P27">Multiplication of <text:s/>8 and 9 is 72</text:p>
      <text:p text:style-name="P27"/>
      <text:p text:style-name="P27"/>
      <text:p text:style-name="P17">4. PROGRAM TO PRINT PERSONAL DETAILS</text:p>
      <text:p text:style-name="P28"/>
      <text:p text:style-name="P13">#Printing Personal Details</text:p>
      <text:p text:style-name="P13"/>
      <text:p text:style-name="P13">print("Shaikasmazabi")</text:p>
      <text:p text:style-name="P13">print("Electronics and Communication Branch")</text:p>
      <text:p text:style-name="P13">print("Python lab")</text:p>
      <text:p text:style-name="P13">print("Maths is my favorite subject")</text:p>
      <text:p text:style-name="P13">print("White, Pink , Orange is my favorite color")</text:p>
      <text:p text:style-name="P13"/>
      <text:p text:style-name="P13"/>
      <text:p text:style-name="P3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OUTPUT</text:p>
      <text:p text:style-name="P28"/>
      <text:p text:style-name="P28">Shaikasmazabi</text:p>
      <text:p text:style-name="P28">Electronics and Communication Branch</text:p>
      <text:p text:style-name="P28">Python lab</text:p>
      <text:p text:style-name="P28">Maths is my favorite subject</text:p>
      <text:p text:style-name="P28">White, Pink , Orange is my favorite color</text:p>
      <text:p text:style-name="P28"/>
      <text:p text:style-name="P17">5. PROGRAM TO PRINT COURSE DETAILS</text:p>
      <text:p text:style-name="P28"/>
      <text:p text:style-name="P8">#Printing name</text:p>
      <text:p text:style-name="P8">print("Shaikasmazabi")</text:p>
      <text:p text:style-name="P8">print("College details")</text:p>
      <text:p text:style-name="P8"/>
      <text:p text:style-name="P8">#CMR University</text:p>
      <text:p text:style-name="P8">print("CMR University")</text:p>
      <text:p text:style-name="P8">print("SOET")</text:p>
      <text:p text:style-name="P8">print("ECE")</text:p>
      <text:p text:style-name="P8">print("Python lab")</text:p>
      <text:p text:style-name="P8"/>
      <text:p text:style-name="P21">OUTPUT</text:p>
      <text:p text:style-name="P21"/>
      <text:p text:style-name="P28">Shaikasmazabi</text:p>
      <text:p text:style-name="P28">College details</text:p>
      <text:p text:style-name="P28">CMR University</text:p>
      <text:p text:style-name="P28">SOET</text:p>
      <text:p text:style-name="P28">ECE</text:p>
      <text:p text:style-name="P28">Python lab</text:p>
      <text:p text:style-name="P28"/>
      <text:p text:style-name="P17">6. PROGRAM FOR FINDING SQUARE OF A NUMBER</text:p>
      <text:p text:style-name="P28"/>
      <text:p text:style-name="P28">#Squaring problems</text:p>
      <text:p text:style-name="P28"/>
      <text:p text:style-name="P28">#Printing values</text:p>
      <text:p text:style-name="P28">a=12</text:p>
      <text:p text:style-name="P28">print("Value of a is",a)</text:p>
      <text:p text:style-name="P28">x=a*a</text:p>
      <text:p text:style-name="P28">print("Square of a is",x)</text:p>
      <text:p text:style-name="P28"/>
      <text:p text:style-name="P28">#Asking user to input the values</text:p>
      <text:p text:style-name="P28">x=int(input("Enter the value you want to square : "))</text:p>
      <text:p text:style-name="P28">z=x*x</text:p>
      <text:p text:style-name="P28">print("Square of",x, "is" ,z)</text:p>
      <text:p text:style-name="P28"/>
      <text:p text:style-name="P21">OUTPUT</text:p>
      <text:p text:style-name="P21"/>
      <text:p text:style-name="P28">Value of a is 12</text:p>
      <text:p text:style-name="P28">Square of a is 144</text:p>
      <text:p text:style-name="P28">Enter the value you want to square : 16</text:p>
      <text:p text:style-name="P28">Square of 16 is 256</text:p>
      <text:p text:style-name="P28"/>
      <text:p text:style-name="P28"/>
      <text:p text:style-name="P28"/>
      <text:p text:style-name="P18"><text:soft-page-break/>7. PROGRAM TO FIND THE AREA OF <text:s/>A <text:s/>RECTANGLE</text:p>
      <text:p text:style-name="P18"/>
      <text:p text:style-name="P29"/>
      <text:p text:style-name="P8">#Formula for area of a rectangle</text:p>
      <text:p text:style-name="P8"/>
      <text:p text:style-name="P8">#Assining some standard values</text:p>
      <text:p text:style-name="P8">l=9</text:p>
      <text:p text:style-name="P8">b=3</text:p>
      <text:p text:style-name="P8">print("Length of the rectangle is",l)</text:p>
      <text:p text:style-name="P8">print("Breadth of the rectangle is",b)</text:p>
      <text:p text:style-name="P8">A=l*b</text:p>
      <text:p text:style-name="P8">print("Area of the rectangle is",A)</text:p>
      <text:p text:style-name="P8"/>
      <text:p text:style-name="P8">#Asking user to input the values</text:p>
      <text:p text:style-name="P8">x=int(input("Enter the Length of the rectangle : <text:s text:c="3"/>"))</text:p>
      <text:p text:style-name="P8">y=int(input("Enter the Breadth of the rectangle : <text:s text:c="2"/>"))</text:p>
      <text:p text:style-name="P8">z=x*y</text:p>
      <text:p text:style-name="P8">print("Area of the rectangle is" ,z)</text:p>
      <text:p text:style-name="P8"/>
      <text:p text:style-name="P22">OUTPUT</text:p>
      <text:p text:style-name="P22"/>
      <text:p text:style-name="P29"/>
      <text:p text:style-name="P8">Length of the rectangle is 9</text:p>
      <text:p text:style-name="P8">Breadth of the rectangle is 3</text:p>
      <text:p text:style-name="P8">Area of the rectangle is 27</text:p>
      <text:p text:style-name="P8">Enter the Length of the rectangle : <text:s text:c="3"/>78</text:p>
      <text:p text:style-name="P8">Enter the Breadth of the rectangle : <text:s text:c="2"/>24</text:p>
      <text:p text:style-name="P8">Area of the rectangle is 1872</text:p>
      <text:p text:style-name="P8"/>
      <text:p text:style-name="P8"/>
      <text:p text:style-name="P18">8. PROGRAM TO PERFORM SOME MATHEMATICAL OPERATIONS</text:p>
      <text:p text:style-name="P18"/>
      <text:p text:style-name="P29">#Performing some Mathematical Operations</text:p>
      <text:p text:style-name="P29"/>
      <text:p text:style-name="P29">x=int(input("Enter a number : <text:s/>"))</text:p>
      <text:p text:style-name="P29">y=int(input("Enter another number : <text:s/>"))</text:p>
      <text:p text:style-name="P29">print(x, "+" ,y, "=" ,x+y)</text:p>
      <text:p text:style-name="P29">print(x, "-" ,y, "=" ,x-y)</text:p>
      <text:p text:style-name="P29">print(x, "*" ,y, "=" ,x*y)</text:p>
      <text:p text:style-name="P29">print(x, "%" ,y, "=" ,x%y)</text:p>
      <text:p text:style-name="P29">print(x, "/" ,y, "=" ,x/y)</text:p>
      <text:p text:style-name="P29">print(x, "**" ,y, "=" ,x**y)</text:p>
      <text:p text:style-name="P29">z=int(input("Enter your favorite number : <text:s/>"))</text:p>
      <text:p text:style-name="P29">print("Your favorite number is " ,z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6"><text:soft-page-break/><text:span text:style-name="T9">OUTPUT<text:line-break/></text:span></text:p>
      <text:p text:style-name="P29"/>
      <text:p text:style-name="P8">Enter a number : <text:s/>8</text:p>
      <text:p text:style-name="P8">Enter another number : <text:s/>3</text:p>
      <text:p text:style-name="P8">8 + 3 = 11</text:p>
      <text:p text:style-name="P8">8 - 3 = 5</text:p>
      <text:p text:style-name="P8">8 * 3 = 24</text:p>
      <text:p text:style-name="P8">8 % 3 = 2</text:p>
      <text:p text:style-name="P8">8 / 3 = 2.6666666666666665</text:p>
      <text:p text:style-name="P8">8 ** 3 = 512</text:p>
      <text:p text:style-name="P8">Enter your favorite number : <text:s/>5</text:p>
      <text:p text:style-name="P8">Your favorite number is <text:s/>5</text:p>
      <text:p text:style-name="P8"/>
      <text:p text:style-name="P18">9. PROGRAM TO PERFORM IF STATEMENTS</text:p>
      <text:p text:style-name="P18"/>
      <text:p text:style-name="P29">#Implementing conditions like IF , ELSE IF , ELSEIF-LADDER</text:p>
      <text:p text:style-name="P29"/>
      <text:p text:style-name="P29">x=int(input("Enter a number : "))</text:p>
      <text:p text:style-name="P29"/>
      <text:p text:style-name="P29"/>
      <text:p text:style-name="P29">#Checking whether the number is even or odd using if condition</text:p>
      <text:p text:style-name="P29">if(x%2==0):</text:p>
      <text:p text:style-name="P29"><text:s text:c="5"/>print(x,"is an even number")</text:p>
      <text:p text:style-name="P29">if(x%2!=0):</text:p>
      <text:p text:style-name="P29"><text:s text:c="5"/>print(x, "is an odd number")</text:p>
      <text:p text:style-name="P29"/>
      <text:p text:style-name="P29">#Checking whether the number is a positive,zero or a negative number using elif - ladder condition</text:p>
      <text:p text:style-name="P29">if(x&gt;0):</text:p>
      <text:p text:style-name="P29"><text:tab/>print(x, "is a positive number")</text:p>
      <text:p text:style-name="P29">elif(x==0):</text:p>
      <text:p text:style-name="P29"><text:tab/>print(x, "is zero")</text:p>
      <text:p text:style-name="P29">else:</text:p>
      <text:p text:style-name="P29"><text:tab/>print(x, "is a negative number")</text:p>
      <text:p text:style-name="P29"><text:tab/></text:p>
      <text:p text:style-name="P29">#Finding the greatest number using if else condition</text:p>
      <text:p text:style-name="P29">y=int(input("Enter another number : "))</text:p>
      <text:p text:style-name="P29">if(x&gt;y):</text:p>
      <text:p text:style-name="P29"><text:tab/>print(x, "is greater than " ,y)</text:p>
      <text:p text:style-name="P29">else:</text:p>
      <text:p text:style-name="P29"><text:tab/>print(y, "is greater than " ,x)</text:p>
      <text:p text:style-name="P29"/>
      <text:p text:style-name="P29"/>
      <text:p text:style-name="P23">OUTPUT 1:</text:p>
      <text:p text:style-name="P29"><text:tab/></text:p>
      <text:p text:style-name="P8">Enter a number : 8</text:p>
      <text:p text:style-name="P8">8 is an even number</text:p>
      <text:p text:style-name="P8">8 is a positive number</text:p>
      <text:p text:style-name="P8">Enter another number : 9</text:p>
      <text:p text:style-name="P8">9 is greater than <text:s/>8</text:p>
      <text:p text:style-name="P8"/>
      <text:p text:style-name="P8"/>
      <text:p text:style-name="P8"/>
      <text:p text:style-name="P23"><text:soft-page-break/>OUTPUT 2:</text:p>
      <text:p text:style-name="P8"/>
      <text:p text:style-name="P8">Enter a number : -9</text:p>
      <text:p text:style-name="P8">-9 is an odd number</text:p>
      <text:p text:style-name="P8">-9 is a negative number</text:p>
      <text:p text:style-name="P8">Enter another number : -3</text:p>
      <text:p text:style-name="P8">-3 is greater than <text:s/>-9</text:p>
      <text:p text:style-name="P8"/>
      <text:p text:style-name="P19">10. PROGRAM TO DECLARE THE RESULTS OF A STUDENT</text:p>
      <text:p text:style-name="P19"/>
      <text:p text:style-name="P30">#Declaring results of a student</text:p>
      <text:p text:style-name="P30"/>
      <text:p text:style-name="P30">#Submiting the marks secured by the student</text:p>
      <text:p text:style-name="P30">m=int(input("Enter the marks secured in Maths : "))</text:p>
      <text:p text:style-name="P30">p=int(input("Enter the marks secured in Physics : "))</text:p>
      <text:p text:style-name="P30">c=int(input("Enter the marks secured in Chemistry : "))</text:p>
      <text:p text:style-name="P30">s=int(input("Enter the marks secured in Computer Science : "))</text:p>
      <text:p text:style-name="P30"/>
      <text:p text:style-name="P30"/>
      <text:p text:style-name="P30">#Checking whether the student has Failed in any one PCMCs Course</text:p>
      <text:p text:style-name="P30">if(m&lt;=34):</text:p>
      <text:p text:style-name="P30"><text:tab/>print("Student has failed in Mathematics")</text:p>
      <text:p text:style-name="P30">if(p&lt;=34):</text:p>
      <text:p text:style-name="P30"><text:tab/>print("Student has failed in Physics")</text:p>
      <text:p text:style-name="P30">if(c&lt;=34):</text:p>
      <text:p text:style-name="P30"><text:tab/>print("Student has failed in Chemistry")</text:p>
      <text:p text:style-name="P30">if(s&lt;=34):</text:p>
      <text:p text:style-name="P30"><text:tab/>print("Student has failed in Computer Science")</text:p>
      <text:p text:style-name="P30"/>
      <text:p text:style-name="P30"/>
      <text:p text:style-name="P30">#Calculating the Total and the Average</text:p>
      <text:p text:style-name="P30">Total=m+p+c+s</text:p>
      <text:p text:style-name="P30">Avg=Total/4</text:p>
      <text:p text:style-name="P30"/>
      <text:p text:style-name="P30"/>
      <text:p text:style-name="P30">#Declaring the Results</text:p>
      <text:p text:style-name="P30">if(Avg==100):</text:p>
      <text:p text:style-name="P30"><text:tab/>print("Student has secured 100% Results")</text:p>
      <text:p text:style-name="P30">elif(Avg&gt;=85):</text:p>
      <text:p text:style-name="P30"><text:tab/>print("Student has secured Distinction")</text:p>
      <text:p text:style-name="P30">elif(Avg&gt;=75):</text:p>
      <text:p text:style-name="P30"><text:tab/>print("Student has secured First Class")</text:p>
      <text:p text:style-name="P30">elif(Avg&gt;=60):</text:p>
      <text:p text:style-name="P30"><text:tab/>print("Student has seccured Second Class")</text:p>
      <text:p text:style-name="P30">elif(Avg&gt;=35):</text:p>
      <text:p text:style-name="P30"><text:tab/>print("Student has secured Third Class")</text:p>
      <text:p text:style-name="P30">else:</text:p>
      <text:p text:style-name="P30"><text:tab/>print("Student has Failed")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3">OUTPUT 1:</text:p>
      <text:p text:style-name="P23"/>
      <text:p text:style-name="P30">Enter the marks secured in Maths : 99</text:p>
      <text:p text:style-name="P30">Enter the marks secured in Physics : 95</text:p>
      <text:p text:style-name="P30">Enter the marks secured in Chemistry : 98</text:p>
      <text:p text:style-name="P30">Enter the marks secured in Computer Science : 97</text:p>
      <text:p text:style-name="P30">Student has secured Distinction</text:p>
      <text:p text:style-name="P30"/>
      <text:p text:style-name="P24">OUTPUT 2:</text:p>
      <text:p text:style-name="P30"/>
      <text:p text:style-name="P8">Enter the marks secured in Maths : 88</text:p>
      <text:p text:style-name="P8">Enter the marks secured in Physics : 86</text:p>
      <text:p text:style-name="P8">Enter the marks secured in Chemistry : 77</text:p>
      <text:p text:style-name="P8">Enter the marks secured in Computer Science : 80</text:p>
      <text:p text:style-name="P8">Student has secured First Class</text:p>
      <text:p text:style-name="P8"/>
      <text:p text:style-name="P24">OUTPUT 3:</text:p>
      <text:p text:style-name="P8"/>
      <text:p text:style-name="P8"/>
      <text:p text:style-name="P8">Enter the marks secured in Maths : 56</text:p>
      <text:p text:style-name="P8">Enter the marks secured in Physics : 67</text:p>
      <text:p text:style-name="P8">Enter the marks secured in Chemistry : 45</text:p>
      <text:p text:style-name="P8">Enter the marks secured in Computer Science : 77</text:p>
      <text:p text:style-name="P8">Student has seccured Second Class</text:p>
      <text:p text:style-name="P8"/>
      <text:p text:style-name="P24">OUTPUT 4 :</text:p>
      <text:p text:style-name="P8"/>
      <text:p text:style-name="P8">Enter the marks secured in Maths : 17</text:p>
      <text:p text:style-name="P8">Enter the marks secured in Physics : 98</text:p>
      <text:p text:style-name="P8">Enter the marks secured in Chemistry : 43</text:p>
      <text:p text:style-name="P8">Enter the marks secured in Computer Science : 31</text:p>
      <text:p text:style-name="P8">Student has failed in Mathematics</text:p>
      <text:p text:style-name="P8">Student has failed in Computer Science</text:p>
      <text:p text:style-name="P8">Student has secured Third Clas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4edf2" officeooo:paragraph-rsid="0014ed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tab/><text:tab/>ASMA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1:13.390220600</meta:creation-date>
    <dc:date>2018-09-26T15:04:26.864122655</dc:date>
    <meta:editing-duration>PT12M45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10" meta:paragraph-count="261" meta:word-count="1162" meta:character-count="6723" meta:non-whitespace-character-count="5744"/>
  </office:meta>
</office:document-meta>
</file>